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Pictures/10000000000003E8000002587B2B62F5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15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399cm" svg:x="1cm" svg:y="9.186cm">
          <draw:image xlink:href="Pictures/10000000000003E8000002587B2B62F5.png" xlink:type="simple" xlink:show="embed" xlink:actuate="onLoad">
            <text:p/>
          </draw:image>
        </draw:frame>
        <draw:custom-shape draw:style-name="gr2" draw:text-style-name="P1" draw:layer="layout" svg:width="3.349cm" svg:height="0.389cm" svg:x="2.578cm" svg:y="10.7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699cm" svg:height="0.389cm" svg:x="5.98cm" svg:y="10.77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1.709cm" svg:height="0.389cm" svg:x="7.706cm" svg:y="10.73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2" draw:layer="layout" svg:width="2.509cm" svg:height="0.645cm" svg:x="2.805cm" svg:y="11.062cm">
          <draw:text-box>
            <text:p text:style-name="P2"><text:span text:style-name="T1">Not runnable</text:span></text:p>
          </draw:text-box>
        </draw:frame>
        <draw:frame draw:style-name="gr4" draw:text-style-name="P2" draw:layer="layout" svg:width="3.175cm" svg:height="1.039cm" svg:x="6.115cm" svg:y="11.131cm">
          <draw:text-box>
            <text:p text:style-name="P2"><text:span text:style-name="T1">CPU-</text:span></text:p>
            <text:p text:style-name="P2"><text:span text:style-name="T1">bound</text:span></text:p>
          </draw:text-box>
        </draw:frame>
        <draw:frame draw:style-name="gr4" draw:text-style-name="P2" draw:layer="layout" svg:width="7.459cm" svg:height="0.645cm" svg:x="10.651cm" svg:y="11.16cm">
          <draw:text-box>
            <text:p text:style-name="P2"><text:span text:style-name="T1">Network-bound (latency/bandwidth)</text:span></text:p>
          </draw:text-box>
        </draw:frame>
        <draw:line draw:style-name="gr5" draw:text-style-name="P1" draw:layer="layout" svg:x1="5.98cm" svg:y1="10.325cm" svg:x2="5.98cm" svg:y2="16.04cm">
          <text:p/>
        </draw:line>
        <draw:line draw:style-name="gr5" draw:text-style-name="P1" draw:layer="layout" svg:x1="7.679cm" svg:y1="10.292cm" svg:x2="7.679cm" svg:y2="17.1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4-03-20T15:11:56</dc:date>
    <meta:document-statistic meta:object-count="9"/>
    <meta:generator>OpenOffice.org/3.2$Unix OpenOffice.org_project/320m19$Build-9505</meta:generator>
  </office:meta>
</office:document-meta>
</file>